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6884" calcext:value-type="float">
            <text:p>42.8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8497142857" calcext:value-type="float">
            <text:p>43.1568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09086896552" calcext:value-type="float">
            <text:p>43.32090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70372413793" calcext:value-type="float">
            <text:p>43.1670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46325714286" calcext:value-type="float">
            <text:p>42.8346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1544827586" calcext:value-type="float">
            <text:p>42.7781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85117142857" calcext:value-type="float">
            <text:p>42.7385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2555862069" calcext:value-type="float">
            <text:p>42.652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78604444445" calcext:value-type="float">
            <text:p>42.62786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70449655172" calcext:value-type="float">
            <text:p>42.6770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3690322581" calcext:value-type="float">
            <text:p>42.65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074" calcext:value-type="float">
            <text:p>42.7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6036129032" calcext:value-type="float">
            <text:p>42.806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70544" calcext:value-type="float">
            <text:p>42.77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09643870968" calcext:value-type="float">
            <text:p>42.890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0867096774" calcext:value-type="float">
            <text:p>42.702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42688" calcext:value-type="float">
            <text:p>42.3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64596129032" calcext:value-type="float">
            <text:p>42.416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46776" calcext:value-type="float">
            <text:p>42.4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15780645161" calcext:value-type="float">
            <text:p>42.491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59285714286" calcext:value-type="float">
            <text:p>42.535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4136774194" calcext:value-type="float">
            <text:p>42.5774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56957419355" calcext:value-type="float">
            <text:p>42.695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50072" calcext:value-type="float">
            <text:p>42.75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94144516129" calcext:value-type="float">
            <text:p>42.829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67696" calcext:value-type="float">
            <text:p>42.93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80779354839" calcext:value-type="float">
            <text:p>43.148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96454193548" calcext:value-type="float">
            <text:p>43.0796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6344" calcext:value-type="float">
            <text:p>42.84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71878709677" calcext:value-type="float">
            <text:p>42.737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0928" calcext:value-type="float">
            <text:p>42.75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62162580645" calcext:value-type="float">
            <text:p>42.7062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7985714286" calcext:value-type="float">
            <text:p>42.6387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11150967742" calcext:value-type="float">
            <text:p>42.6711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1184516129" calcext:value-type="float">
            <text:p>42.66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7184" calcext:value-type="float">
            <text:p>42.7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06580645161" calcext:value-type="float">
            <text:p>42.75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88531612903" calcext:value-type="float">
            <text:p>43.008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17798709677" calcext:value-type="float">
            <text:p>42.901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8928" calcext:value-type="float">
            <text:p>42.55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2593548387" calcext:value-type="float">
            <text:p>42.510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9408" calcext:value-type="float">
            <text:p>42.55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34054193548" calcext:value-type="float">
            <text:p>42.683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40582857143" calcext:value-type="float">
            <text:p>42.5940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8549677419" calcext:value-type="float">
            <text:p>42.5808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07334193548" calcext:value-type="float">
            <text:p>42.6407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39048" calcext:value-type="float">
            <text:p>42.77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84139354839" calcext:value-type="float">
            <text:p>42.788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2488" calcext:value-type="float">
            <text:p>42.73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1667096774" calcext:value-type="float">
            <text:p>42.961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93855483871" calcext:value-type="float">
            <text:p>42.819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3008" calcext:value-type="float">
            <text:p>42.51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75584516129" calcext:value-type="float">
            <text:p>42.457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4272" calcext:value-type="float">
            <text:p>42.55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97215483871" calcext:value-type="float">
            <text:p>42.459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41964137931" calcext:value-type="float">
            <text:p>42.4041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0872516129" calcext:value-type="float">
            <text:p>42.450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59331612903" calcext:value-type="float">
            <text:p>42.505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828" calcext:value-type="float">
            <text:p>42.56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51406451613" calcext:value-type="float">
            <text:p>42.605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03488" calcext:value-type="float">
            <text:p>42.77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00678709677" calcext:value-type="float">
            <text:p>42.9200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4816516129" calcext:value-type="float">
            <text:p>42.764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8856" calcext:value-type="float">
            <text:p>42.46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61298064516" calcext:value-type="float">
            <text:p>42.506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34504" calcext:value-type="float">
            <text:p>42.64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7659354839" calcext:value-type="float">
            <text:p>42.556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15" calcext:value-type="float">
            <text:p>42.3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6412903226" calcext:value-type="float">
            <text:p>42.370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59390967742" calcext:value-type="float">
            <text:p>42.4059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80384516129" calcext:value-type="float">
            <text:p>42.488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61912" calcext:value-type="float">
            <text:p>42.57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47238709677" calcext:value-type="float">
            <text:p>42.834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86049032258" calcext:value-type="float">
            <text:p>42.718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4256" calcext:value-type="float">
            <text:p>42.47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7943225806" calcext:value-type="float">
            <text:p>42.5257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8292" calcext:value-type="float">
            <text:p>42.46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42910967742" calcext:value-type="float">
            <text:p>42.174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37062857143" calcext:value-type="float">
            <text:p>42.0637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66567741935" calcext:value-type="float">
            <text:p>42.076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04278709677" calcext:value-type="float">
            <text:p>41.990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3096" calcext:value-type="float">
            <text:p>42.0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88487741936" calcext:value-type="float">
            <text:p>42.0888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4696" calcext:value-type="float">
            <text:p>42.18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58294193548" calcext:value-type="float">
            <text:p>42.265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14105806452" calcext:value-type="float">
            <text:p>42.3314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34032" calcext:value-type="float">
            <text:p>42.11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40369032258" calcext:value-type="float">
            <text:p>41.984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7448" calcext:value-type="float">
            <text:p>42.0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4263225807" calcext:value-type="float">
            <text:p>41.8674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84708571429" calcext:value-type="float">
            <text:p>41.7584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7179354839" calcext:value-type="float">
            <text:p>41.791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9419354839" calcext:value-type="float">
            <text:p>41.67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71352" calcext:value-type="float">
            <text:p>41.74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1736774194" calcext:value-type="float">
            <text:p>41.8001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93576" calcext:value-type="float">
            <text:p>41.7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4263225807" calcext:value-type="float">
            <text:p>41.8674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3667096774" calcext:value-type="float">
            <text:p>41.894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28096" calcext:value-type="float">
            <text:p>41.73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7623483871" calcext:value-type="float">
            <text:p>41.5276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38312" calcext:value-type="float">
            <text:p>41.4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27767741936" calcext:value-type="float">
            <text:p>41.512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4833103448" calcext:value-type="float">
            <text:p>41.34948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0384" calcext:value-type="float">
            <text:p>41.3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1073548387" calcext:value-type="float">
            <text:p>41.2941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1144" calcext:value-type="float">
            <text:p>41.35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8642580645" calcext:value-type="float">
            <text:p>41.413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14104" calcext:value-type="float">
            <text:p>41.56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51651612903" calcext:value-type="float">
            <text:p>41.695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27130322581" calcext:value-type="float">
            <text:p>41.592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45528" calcext:value-type="float">
            <text:p>41.35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48304516129" calcext:value-type="float">
            <text:p>41.204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10832" calcext:value-type="float">
            <text:p>41.33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42059354839" calcext:value-type="float">
            <text:p>41.1242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83957142857" calcext:value-type="float">
            <text:p>41.0483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85148387097" calcext:value-type="float">
            <text:p>41.088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71904516129" calcext:value-type="float">
            <text:p>41.037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86376" calcext:value-type="float">
            <text:p>41.11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27483870968" calcext:value-type="float">
            <text:p>41.16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61024" calcext:value-type="float">
            <text:p>41.25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42328" calcext:value-type="float">
            <text:p>41.3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8882857143" calcext:value-type="float">
            <text:p>41.2338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43853793103" calcext:value-type="float">
            <text:p>40.89438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06448" calcext:value-type="float">
            <text:p>40.8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64311428571" calcext:value-type="float">
            <text:p>40.8964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4976" calcext:value-type="float">
            <text:p>40.76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5862" calcext:value-type="float">
            <text:p>40.80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34660645161" calcext:value-type="float">
            <text:p>40.833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4576516129" calcext:value-type="float">
            <text:p>40.844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38552" calcext:value-type="float">
            <text:p>40.9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9956129032" calcext:value-type="float">
            <text:p>40.989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0108" calcext:value-type="float">
            <text:p>41.2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4496" calcext:value-type="float">
            <text:p>41.13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4764137931" calcext:value-type="float">
            <text:p>40.8344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9992" calcext:value-type="float">
            <text:p>40.8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03307586207" calcext:value-type="float">
            <text:p>40.9303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6272" calcext:value-type="float">
            <text:p>40.73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85931428572" calcext:value-type="float">
            <text:p>40.66859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16270967742" calcext:value-type="float">
            <text:p>40.671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89712" calcext:value-type="float">
            <text:p>40.6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35" calcext:value-type="float">
            <text:p>40.77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599648" calcext:value-type="float">
            <text:p>40.875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106" calcext:value-type="float">
            <text:p>40.980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5829565217" calcext:value-type="float">
            <text:p>41.074582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32224" calcext:value-type="float">
            <text:p>40.937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75384" calcext:value-type="float">
            <text:p>40.8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22" calcext:value-type="float">
            <text:p>40.87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028" calcext:value-type="float">
            <text:p>40.8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71168" calcext:value-type="float">
            <text:p>40.7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04101010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62608" calcext:value-type="float">
            <text:p>40.7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42" meta:object-count="0"/>
    <meta:user-defined meta:name="AppVersion">3.0</meta:user-defined>
  </office:meta>
</office:document-meta>
</file>